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00000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fill-color="#00000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276cm" draw:marker-end="Arrow_20_concave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2_20_Dots_20_3_20_Dashes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Arrow_20_concav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000000" draw:fill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stroke="none" svg:stroke-color="#000000" draw:fill="none" draw:fill-color="#ffffff" fo:min-height="0.381cm"/>
    </style:style>
    <style:style style:name="gr16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2pt" style:font-size-asian="12pt" style:font-size-complex="12pt"/>
    </style:style>
    <style:style style:name="P5" style:family="paragraph">
      <style:paragraph-properties fo:text-align="center"/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P6" style:family="paragraph">
      <style:paragraph-properties fo:text-align="start"/>
      <style:text-properties fo:color="#000000"/>
    </style:style>
    <style:style style:name="P7" style:family="paragraph">
      <style:paragraph-properties fo:text-align="start"/>
      <style:text-properties fo:color="#000000" fo:font-size="11pt" style:font-size-asian="11pt" style:font-size-complex="11pt"/>
    </style:style>
    <style:style style:name="P8" style:family="paragraph">
      <style:paragraph-properties fo:text-align="center"/>
      <style:text-properties fo:color="#000000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15.24cm" svg:height="10.16cm" svg:x="3.54cm" svg:y="3.54cm">
              <text:p/>
            </draw:rect>
            <draw:line draw:style-name="gr2" draw:text-style-name="P1" draw:layer="layout" svg:x1="15.255cm" svg:y1="8.755cm" svg:x2="15.6cm" svg:y2="9.628cm">
              <text:p/>
            </draw:line>
            <draw:line draw:style-name="gr2" draw:text-style-name="P1" draw:layer="layout" svg:x1="15.6cm" svg:y1="8.755cm" svg:x2="15.255cm" svg:y2="9.628cm">
              <text:p/>
            </draw:line>
            <draw:line draw:style-name="gr3" draw:text-style-name="P1" draw:layer="layout" svg:x1="15.25cm" svg:y1="8.755cm" svg:x2="15.605cm" svg:y2="8.755cm">
              <text:p/>
            </draw:line>
            <draw:line draw:style-name="gr3" draw:text-style-name="P1" draw:layer="layout" svg:x1="15.25cm" svg:y1="9.628cm" svg:x2="15.605cm" svg:y2="9.628cm">
              <text:p/>
            </draw:line>
            <draw:line draw:style-name="gr2" draw:text-style-name="P1" draw:layer="layout" svg:x1="15.427cm" svg:y1="9.191cm" svg:x2="14.931cm" svg:y2="9.057cm">
              <text:p/>
            </draw:line>
            <draw:line draw:style-name="gr2" draw:text-style-name="P1" draw:layer="layout" svg:x1="15.427cm" svg:y1="9.191cm" svg:x2="14.931cm" svg:y2="9.309cm">
              <text:p/>
            </draw:line>
            <draw:line draw:style-name="gr2" draw:text-style-name="P1" draw:layer="layout" svg:x1="14.931cm" svg:y1="9.309cm" svg:x2="14.931cm" svg:y2="9.057cm">
              <text:p/>
            </draw:line>
            <draw:line draw:style-name="gr2" draw:text-style-name="P1" draw:layer="layout" svg:x1="15.427cm" svg:y1="9.191cm" svg:x2="14.931cm" svg:y2="8.721cm">
              <text:p/>
            </draw:line>
            <draw:line draw:style-name="gr2" draw:text-style-name="P1" draw:layer="layout" svg:x1="14.843cm" svg:y1="8.805cm" svg:x2="15.02cm" svg:y2="8.637cm">
              <text:p/>
            </draw:line>
            <draw:ellipse draw:style-name="gr4" draw:text-style-name="P1" draw:layer="layout" svg:width="0.266cm" svg:height="0.252cm" svg:x="15.286cm" svg:y="9.057cm">
              <text:p/>
            </draw:ellipse>
            <draw:ellipse draw:style-name="gr5" draw:text-style-name="P1" draw:layer="layout" svg:width="0.272cm" svg:height="0.256cm" svg:x="15.279cm" svg:y="10.216cm">
              <text:p/>
            </draw:ellipse>
            <draw:line draw:style-name="gr2" draw:text-style-name="P1" draw:layer="layout" svg:x1="15.248cm" svg:y1="9.908cm" svg:x2="15.601cm" svg:y2="10.797cm">
              <text:p/>
            </draw:line>
            <draw:line draw:style-name="gr2" draw:text-style-name="P1" draw:layer="layout" svg:x1="15.601cm" svg:y1="9.908cm" svg:x2="15.248cm" svg:y2="10.797cm">
              <text:p/>
            </draw:line>
            <draw:line draw:style-name="gr3" draw:text-style-name="P1" draw:layer="layout" svg:x1="15.243cm" svg:y1="9.908cm" svg:x2="15.606cm" svg:y2="9.908cm">
              <text:p/>
            </draw:line>
            <draw:line draw:style-name="gr3" draw:text-style-name="P1" draw:layer="layout" svg:x1="15.243cm" svg:y1="10.797cm" svg:x2="15.606cm" svg:y2="10.797cm">
              <text:p/>
            </draw:line>
            <draw:line draw:style-name="gr2" draw:text-style-name="P1" draw:layer="layout" svg:x1="15.423cm" svg:y1="10.335cm" svg:x2="14.97cm" svg:y2="10.335cm">
              <text:p/>
            </draw:line>
            <draw:line draw:style-name="gr2" draw:text-style-name="P1" draw:layer="layout" svg:x1="14.97cm" svg:y1="10.164cm" svg:x2="14.97cm" svg:y2="10.506cm">
              <text:p/>
            </draw:line>
            <draw:circle draw:style-name="gr6" draw:text-style-name="P1" draw:layer="layout" svg:width="0.635cm" svg:height="0.635cm" svg:x="14.97cm" svg:y="11.051cm">
              <text:p/>
            </draw:circle>
            <draw:line draw:style-name="gr2" draw:text-style-name="P1" draw:layer="layout" svg:x1="15.288cm" svg:y1="11.051cm" svg:x2="15.5cm" svg:y2="11.58cm">
              <text:p/>
            </draw:line>
            <draw:line draw:style-name="gr2" draw:text-style-name="P1" draw:layer="layout" svg:x1="15.288cm" svg:y1="11.051cm" svg:x2="15.076cm" svg:y2="11.58cm">
              <text:p/>
            </draw:line>
            <draw:line draw:style-name="gr2" draw:text-style-name="P1" draw:layer="layout" svg:x1="15.076cm" svg:y1="11.58cm" svg:x2="15.499cm" svg:y2="11.58cm">
              <text:p/>
            </draw:line>
            <draw:rect draw:style-name="gr6" draw:text-style-name="P1" draw:layer="layout" svg:width="1.016cm" svg:height="0.381cm" svg:x="14.589cm" svg:y="7.329cm">
              <text:p/>
            </draw:rect>
            <draw:line draw:style-name="gr2" draw:text-style-name="P1" draw:layer="layout" svg:x1="14.589cm" svg:y1="7.557cm" svg:x2="14.708cm" svg:y2="7.405cm">
              <text:p/>
            </draw:line>
            <draw:line draw:style-name="gr2" draw:text-style-name="P1" draw:layer="layout" svg:x1="14.843cm" svg:y1="7.634cm" svg:x2="14.708cm" svg:y2="7.405cm">
              <text:p/>
            </draw:line>
            <draw:line draw:style-name="gr2" draw:text-style-name="P1" draw:layer="layout" svg:x1="14.843cm" svg:y1="7.634cm" svg:x2="14.978cm" svg:y2="7.405cm">
              <text:p/>
            </draw:line>
            <draw:line draw:style-name="gr2" draw:text-style-name="P1" draw:layer="layout" svg:x1="15.105cm" svg:y1="7.634cm" svg:x2="14.97cm" svg:y2="7.405cm">
              <text:p/>
            </draw:line>
            <draw:line draw:style-name="gr2" draw:text-style-name="P1" draw:layer="layout" svg:x1="15.105cm" svg:y1="7.634cm" svg:x2="15.24cm" svg:y2="7.405cm">
              <text:p/>
            </draw:line>
            <draw:line draw:style-name="gr2" draw:text-style-name="P1" draw:layer="layout" svg:x1="15.359cm" svg:y1="7.634cm" svg:x2="15.224cm" svg:y2="7.405cm">
              <text:p/>
            </draw:line>
            <draw:line draw:style-name="gr2" draw:text-style-name="P1" draw:layer="layout" svg:x1="15.359cm" svg:y1="7.634cm" svg:x2="15.494cm" svg:y2="7.405cm">
              <text:p/>
            </draw:line>
            <draw:line draw:style-name="gr2" draw:text-style-name="P1" draw:layer="layout" svg:x1="15.605cm" svg:y1="7.557cm" svg:x2="15.486cm" svg:y2="7.405cm">
              <text:p/>
            </draw:line>
            <draw:rect draw:style-name="gr6" draw:text-style-name="P1" draw:layer="layout" svg:width="0.889cm" svg:height="0.254cm" svg:x="14.716cm" svg:y="8.091cm">
              <text:p/>
            </draw:rect>
            <draw:line draw:style-name="gr2" draw:text-style-name="P1" draw:layer="layout" svg:x1="14.716cm" svg:y1="8.21cm" svg:x2="15.605cm" svg:y2="8.21cm">
              <text:p/>
            </draw:line>
            <draw:rect draw:style-name="gr6" draw:text-style-name="P1" draw:layer="layout" svg:width="1.905cm" svg:height="0.635cm" svg:x="5.445cm" svg:y="4.048cm">
              <text:p/>
            </draw:rect>
            <draw:line draw:style-name="gr2" draw:text-style-name="P1" draw:layer="layout" svg:x1="5.445cm" svg:y1="4.429cm" svg:x2="5.668cm" svg:y2="4.175cm">
              <text:p/>
            </draw:line>
            <draw:line draw:style-name="gr2" draw:text-style-name="P1" draw:layer="layout" svg:x1="5.921cm" svg:y1="4.556cm" svg:x2="5.668cm" svg:y2="4.175cm">
              <text:p/>
            </draw:line>
            <draw:line draw:style-name="gr2" draw:text-style-name="P1" draw:layer="layout" svg:x1="5.921cm" svg:y1="4.556cm" svg:x2="6.174cm" svg:y2="4.175cm">
              <text:p/>
            </draw:line>
            <draw:line draw:style-name="gr2" draw:text-style-name="P1" draw:layer="layout" svg:x1="6.412cm" svg:y1="4.556cm" svg:x2="6.159cm" svg:y2="4.175cm">
              <text:p/>
            </draw:line>
            <draw:line draw:style-name="gr2" draw:text-style-name="P1" draw:layer="layout" svg:x1="6.413cm" svg:y1="4.556cm" svg:x2="6.666cm" svg:y2="4.175cm">
              <text:p/>
            </draw:line>
            <draw:line draw:style-name="gr2" draw:text-style-name="P1" draw:layer="layout" svg:x1="6.889cm" svg:y1="4.556cm" svg:x2="6.636cm" svg:y2="4.175cm">
              <text:p/>
            </draw:line>
            <draw:line draw:style-name="gr2" draw:text-style-name="P1" draw:layer="layout" svg:x1="6.889cm" svg:y1="4.556cm" svg:x2="7.142cm" svg:y2="4.175cm">
              <text:p/>
            </draw:line>
            <draw:line draw:style-name="gr2" draw:text-style-name="P1" draw:layer="layout" svg:x1="7.35cm" svg:y1="4.429cm" svg:x2="7.127cm" svg:y2="4.175cm">
              <text:p/>
            </draw:line>
            <draw:rect draw:style-name="gr6" draw:text-style-name="P1" draw:layer="layout" svg:width="1.905cm" svg:height="0.635cm" svg:x="7.731cm" svg:y="4.048cm">
              <text:p/>
            </draw:rect>
            <draw:line draw:style-name="gr2" draw:text-style-name="P1" draw:layer="layout" svg:x1="7.731cm" svg:y1="4.429cm" svg:x2="7.954cm" svg:y2="4.175cm">
              <text:p/>
            </draw:line>
            <draw:line draw:style-name="gr2" draw:text-style-name="P1" draw:layer="layout" svg:x1="8.207cm" svg:y1="4.556cm" svg:x2="7.954cm" svg:y2="4.175cm">
              <text:p/>
            </draw:line>
            <draw:line draw:style-name="gr2" draw:text-style-name="P1" draw:layer="layout" svg:x1="8.207cm" svg:y1="4.556cm" svg:x2="8.46cm" svg:y2="4.175cm">
              <text:p/>
            </draw:line>
            <draw:line draw:style-name="gr2" draw:text-style-name="P1" draw:layer="layout" svg:x1="8.698cm" svg:y1="4.556cm" svg:x2="8.445cm" svg:y2="4.175cm">
              <text:p/>
            </draw:line>
            <draw:line draw:style-name="gr2" draw:text-style-name="P1" draw:layer="layout" svg:x1="8.699cm" svg:y1="4.556cm" svg:x2="8.952cm" svg:y2="4.175cm">
              <text:p/>
            </draw:line>
            <draw:line draw:style-name="gr2" draw:text-style-name="P1" draw:layer="layout" svg:x1="9.175cm" svg:y1="4.556cm" svg:x2="8.922cm" svg:y2="4.175cm">
              <text:p/>
            </draw:line>
            <draw:line draw:style-name="gr2" draw:text-style-name="P1" draw:layer="layout" svg:x1="9.175cm" svg:y1="4.556cm" svg:x2="9.428cm" svg:y2="4.175cm">
              <text:p/>
            </draw:line>
            <draw:line draw:style-name="gr2" draw:text-style-name="P1" draw:layer="layout" svg:x1="9.636cm" svg:y1="4.429cm" svg:x2="9.413cm" svg:y2="4.175cm">
              <text:p/>
            </draw:line>
            <draw:rect draw:style-name="gr6" draw:text-style-name="P1" draw:layer="layout" svg:width="1.905cm" svg:height="0.635cm" svg:x="10.017cm" svg:y="4.048cm">
              <text:p/>
            </draw:rect>
            <draw:line draw:style-name="gr2" draw:text-style-name="P1" draw:layer="layout" svg:x1="10.017cm" svg:y1="4.429cm" svg:x2="10.24cm" svg:y2="4.175cm">
              <text:p/>
            </draw:line>
            <draw:line draw:style-name="gr2" draw:text-style-name="P1" draw:layer="layout" svg:x1="10.493cm" svg:y1="4.556cm" svg:x2="10.24cm" svg:y2="4.175cm">
              <text:p/>
            </draw:line>
            <draw:line draw:style-name="gr2" draw:text-style-name="P1" draw:layer="layout" svg:x1="10.493cm" svg:y1="4.556cm" svg:x2="10.746cm" svg:y2="4.175cm">
              <text:p/>
            </draw:line>
            <draw:line draw:style-name="gr2" draw:text-style-name="P1" draw:layer="layout" svg:x1="10.984cm" svg:y1="4.556cm" svg:x2="10.731cm" svg:y2="4.175cm">
              <text:p/>
            </draw:line>
            <draw:line draw:style-name="gr2" draw:text-style-name="P1" draw:layer="layout" svg:x1="10.985cm" svg:y1="4.556cm" svg:x2="11.238cm" svg:y2="4.175cm">
              <text:p/>
            </draw:line>
            <draw:line draw:style-name="gr2" draw:text-style-name="P1" draw:layer="layout" svg:x1="11.461cm" svg:y1="4.556cm" svg:x2="11.208cm" svg:y2="4.175cm">
              <text:p/>
            </draw:line>
            <draw:line draw:style-name="gr2" draw:text-style-name="P1" draw:layer="layout" svg:x1="11.461cm" svg:y1="4.556cm" svg:x2="11.714cm" svg:y2="4.175cm">
              <text:p/>
            </draw:line>
            <draw:line draw:style-name="gr2" draw:text-style-name="P1" draw:layer="layout" svg:x1="11.922cm" svg:y1="4.429cm" svg:x2="11.699cm" svg:y2="4.175cm">
              <text:p/>
            </draw:line>
            <draw:line draw:style-name="gr2" draw:text-style-name="P1" draw:layer="layout" svg:x1="5.155cm" svg:y1="5.227cm" svg:x2="4.752cm" svg:y2="6.436cm">
              <text:p/>
            </draw:line>
            <draw:line draw:style-name="gr2" draw:text-style-name="P1" draw:layer="layout" svg:x1="4.752cm" svg:y1="5.227cm" svg:x2="5.155cm" svg:y2="6.436cm">
              <text:p/>
            </draw:line>
            <draw:line draw:style-name="gr3" draw:text-style-name="P1" draw:layer="layout" svg:x1="5.161cm" svg:y1="5.227cm" svg:x2="4.747cm" svg:y2="5.227cm">
              <text:p/>
            </draw:line>
            <draw:line draw:style-name="gr3" draw:text-style-name="P1" draw:layer="layout" svg:x1="5.161cm" svg:y1="6.436cm" svg:x2="4.747cm" svg:y2="6.436cm">
              <text:p/>
            </draw:line>
            <draw:line draw:style-name="gr2" draw:text-style-name="P1" draw:layer="layout" svg:x1="4.954cm" svg:y1="5.831cm" svg:x2="5.533cm" svg:y2="5.645cm">
              <text:p/>
            </draw:line>
            <draw:line draw:style-name="gr2" draw:text-style-name="P1" draw:layer="layout" svg:x1="4.954cm" svg:y1="5.831cm" svg:x2="5.533cm" svg:y2="5.994cm">
              <text:p/>
            </draw:line>
            <draw:line draw:style-name="gr2" draw:text-style-name="P1" draw:layer="layout" svg:x1="5.533cm" svg:y1="5.994cm" svg:x2="5.533cm" svg:y2="5.645cm">
              <text:p/>
            </draw:line>
            <draw:line draw:style-name="gr2" draw:text-style-name="P1" draw:layer="layout" svg:x1="4.954cm" svg:y1="5.831cm" svg:x2="5.533cm" svg:y2="5.18cm">
              <text:p/>
            </draw:line>
            <draw:line draw:style-name="gr2" draw:text-style-name="P1" draw:layer="layout" svg:x1="5.636cm" svg:y1="5.296cm" svg:x2="5.429cm" svg:y2="5.064cm">
              <text:p/>
            </draw:line>
            <draw:ellipse draw:style-name="gr4" draw:text-style-name="P1" draw:layer="layout" svg:width="0.31cm" svg:height="0.349cm" svg:x="4.809cm" svg:y="5.645cm">
              <text:p/>
            </draw:ellipse>
            <draw:ellipse draw:style-name="gr5" draw:text-style-name="P1" draw:layer="layout" svg:width="0.327cm" svg:height="0.344cm" svg:x="6.069cm" svg:y="7.166cm">
              <text:p/>
            </draw:ellipse>
            <draw:line draw:style-name="gr2" draw:text-style-name="P1" draw:layer="layout" svg:x1="6.433cm" svg:y1="6.753cm" svg:x2="6.009cm" svg:y2="7.947cm">
              <text:p/>
            </draw:line>
            <draw:line draw:style-name="gr2" draw:text-style-name="P1" draw:layer="layout" svg:x1="6.009cm" svg:y1="6.753cm" svg:x2="6.433cm" svg:y2="7.947cm">
              <text:p/>
            </draw:line>
            <draw:line draw:style-name="gr3" draw:text-style-name="P1" draw:layer="layout" svg:x1="6.439cm" svg:y1="6.753cm" svg:x2="6.004cm" svg:y2="6.753cm">
              <text:p/>
            </draw:line>
            <draw:line draw:style-name="gr3" draw:text-style-name="P1" draw:layer="layout" svg:x1="6.439cm" svg:y1="7.947cm" svg:x2="6.004cm" svg:y2="7.947cm">
              <text:p/>
            </draw:line>
            <draw:line draw:style-name="gr2" draw:text-style-name="P1" draw:layer="layout" svg:x1="6.222cm" svg:y1="7.327cm" svg:x2="6.766cm" svg:y2="7.327cm">
              <text:p/>
            </draw:line>
            <draw:line draw:style-name="gr2" draw:text-style-name="P1" draw:layer="layout" svg:x1="6.766cm" svg:y1="7.097cm" svg:x2="6.766cm" svg:y2="7.556cm">
              <text:p/>
            </draw:line>
            <draw:circle draw:style-name="gr6" draw:text-style-name="P1" draw:layer="layout" svg:width="0.762cm" svg:height="0.762cm" svg:x="4.556cm" svg:y="6.969cm">
              <text:p/>
            </draw:circle>
            <draw:line draw:style-name="gr2" draw:text-style-name="P1" draw:layer="layout" svg:x1="4.937cm" svg:y1="6.969cm" svg:x2="5.191cm" svg:y2="7.604cm">
              <text:p/>
            </draw:line>
            <draw:line draw:style-name="gr2" draw:text-style-name="P1" draw:layer="layout" svg:x1="4.937cm" svg:y1="6.969cm" svg:x2="4.683cm" svg:y2="7.604cm">
              <text:p/>
            </draw:line>
            <draw:line draw:style-name="gr2" draw:text-style-name="P1" draw:layer="layout" svg:x1="4.683cm" svg:y1="7.604cm" svg:x2="5.191cm" svg:y2="7.604cm">
              <text:p/>
            </draw:line>
            <draw:circle draw:style-name="gr6" draw:text-style-name="P1" draw:layer="layout" svg:width="0.762cm" svg:height="0.762cm" svg:x="10.83cm" svg:y="10.411cm">
              <text:p/>
            </draw:circle>
            <draw:line draw:style-name="gr2" draw:text-style-name="P1" draw:layer="layout" svg:x1="11.211cm" svg:y1="10.411cm" svg:x2="11.465cm" svg:y2="11.046cm">
              <text:p/>
            </draw:line>
            <draw:line draw:style-name="gr2" draw:text-style-name="P1" draw:layer="layout" svg:x1="11.211cm" svg:y1="10.411cm" svg:x2="10.957cm" svg:y2="11.046cm">
              <text:p/>
            </draw:line>
            <draw:line draw:style-name="gr2" draw:text-style-name="P1" draw:layer="layout" svg:x1="10.957cm" svg:y1="11.046cm" svg:x2="11.465cm" svg:y2="11.046cm">
              <text:p/>
            </draw:line>
            <draw:circle draw:style-name="gr6" draw:text-style-name="P1" draw:layer="layout" svg:width="0.762cm" svg:height="0.762cm" svg:x="10.83cm" svg:y="11.554cm">
              <text:p/>
            </draw:circle>
            <draw:line draw:style-name="gr2" draw:text-style-name="P1" draw:layer="layout" svg:x1="11.211cm" svg:y1="11.554cm" svg:x2="11.465cm" svg:y2="12.189cm">
              <text:p/>
            </draw:line>
            <draw:line draw:style-name="gr2" draw:text-style-name="P1" draw:layer="layout" svg:x1="11.211cm" svg:y1="11.554cm" svg:x2="10.957cm" svg:y2="12.189cm">
              <text:p/>
            </draw:line>
            <draw:line draw:style-name="gr2" draw:text-style-name="P1" draw:layer="layout" svg:x1="10.957cm" svg:y1="12.189cm" svg:x2="11.465cm" svg:y2="12.189cm">
              <text:p/>
            </draw:line>
            <draw:line draw:style-name="gr2" draw:text-style-name="P1" draw:layer="layout" svg:x1="4.937cm" svg:y1="5.191cm" svg:x2="4.937cm" svg:y2="4.429cm">
              <text:p/>
            </draw:line>
            <draw:line draw:style-name="gr2" draw:text-style-name="P1" draw:layer="layout" svg:x1="5.445cm" svg:y1="4.429cm" svg:x2="4.937cm" svg:y2="4.429cm">
              <text:p/>
            </draw:line>
            <draw:line draw:style-name="gr2" draw:text-style-name="P1" draw:layer="layout" svg:x1="4.937cm" svg:y1="6.461cm" svg:x2="4.937cm" svg:y2="6.969cm">
              <text:p/>
            </draw:line>
            <draw:line draw:style-name="gr2" draw:text-style-name="P1" draw:layer="layout" svg:x1="5.572cm" svg:y1="5.826cm" svg:x2="6.207cm" svg:y2="5.826cm">
              <text:p/>
            </draw:line>
            <draw:line draw:style-name="gr2" draw:text-style-name="P1" draw:layer="layout" svg:x1="6.207cm" svg:y1="5.826cm" svg:x2="6.207cm" svg:y2="6.715cm">
              <text:p/>
            </draw:line>
            <draw:line draw:style-name="gr2" draw:text-style-name="P1" draw:layer="layout" svg:x1="12.263cm" svg:y1="5.227cm" svg:x2="12.666cm" svg:y2="6.436cm">
              <text:p/>
            </draw:line>
            <draw:line draw:style-name="gr2" draw:text-style-name="P1" draw:layer="layout" svg:x1="12.666cm" svg:y1="5.227cm" svg:x2="12.263cm" svg:y2="6.436cm">
              <text:p/>
            </draw:line>
            <draw:line draw:style-name="gr3" draw:text-style-name="P1" draw:layer="layout" svg:x1="12.257cm" svg:y1="5.227cm" svg:x2="12.671cm" svg:y2="5.227cm">
              <text:p/>
            </draw:line>
            <draw:line draw:style-name="gr3" draw:text-style-name="P1" draw:layer="layout" svg:x1="12.257cm" svg:y1="6.436cm" svg:x2="12.671cm" svg:y2="6.436cm">
              <text:p/>
            </draw:line>
            <draw:line draw:style-name="gr2" draw:text-style-name="P1" draw:layer="layout" svg:x1="12.464cm" svg:y1="5.831cm" svg:x2="11.885cm" svg:y2="5.645cm">
              <text:p/>
            </draw:line>
            <draw:line draw:style-name="gr2" draw:text-style-name="P1" draw:layer="layout" svg:x1="12.464cm" svg:y1="5.831cm" svg:x2="11.885cm" svg:y2="5.994cm">
              <text:p/>
            </draw:line>
            <draw:line draw:style-name="gr2" draw:text-style-name="P1" draw:layer="layout" svg:x1="11.885cm" svg:y1="5.994cm" svg:x2="11.885cm" svg:y2="5.645cm">
              <text:p/>
            </draw:line>
            <draw:line draw:style-name="gr2" draw:text-style-name="P1" draw:layer="layout" svg:x1="12.464cm" svg:y1="5.831cm" svg:x2="11.885cm" svg:y2="5.18cm">
              <text:p/>
            </draw:line>
            <draw:line draw:style-name="gr2" draw:text-style-name="P1" draw:layer="layout" svg:x1="11.782cm" svg:y1="5.296cm" svg:x2="11.989cm" svg:y2="5.064cm">
              <text:p/>
            </draw:line>
            <draw:ellipse draw:style-name="gr4" draw:text-style-name="P1" draw:layer="layout" svg:width="0.31cm" svg:height="0.349cm" svg:x="12.299cm" svg:y="5.645cm">
              <text:p/>
            </draw:ellipse>
            <draw:ellipse draw:style-name="gr5" draw:text-style-name="P1" draw:layer="layout" svg:width="0.327cm" svg:height="0.344cm" svg:x="11.022cm" svg:y="7.166cm">
              <text:p/>
            </draw:ellipse>
            <draw:line draw:style-name="gr2" draw:text-style-name="P1" draw:layer="layout" svg:x1="10.985cm" svg:y1="6.753cm" svg:x2="11.409cm" svg:y2="7.947cm">
              <text:p/>
            </draw:line>
            <draw:line draw:style-name="gr2" draw:text-style-name="P1" draw:layer="layout" svg:x1="11.409cm" svg:y1="6.753cm" svg:x2="10.985cm" svg:y2="7.947cm">
              <text:p/>
            </draw:line>
            <draw:line draw:style-name="gr3" draw:text-style-name="P1" draw:layer="layout" svg:x1="10.979cm" svg:y1="6.753cm" svg:x2="11.414cm" svg:y2="6.753cm">
              <text:p/>
            </draw:line>
            <draw:line draw:style-name="gr3" draw:text-style-name="P1" draw:layer="layout" svg:x1="10.979cm" svg:y1="7.947cm" svg:x2="11.414cm" svg:y2="7.947cm">
              <text:p/>
            </draw:line>
            <draw:line draw:style-name="gr2" draw:text-style-name="P1" draw:layer="layout" svg:x1="11.196cm" svg:y1="7.327cm" svg:x2="10.652cm" svg:y2="7.327cm">
              <text:p/>
            </draw:line>
            <draw:line draw:style-name="gr2" draw:text-style-name="P1" draw:layer="layout" svg:x1="10.652cm" svg:y1="7.097cm" svg:x2="10.652cm" svg:y2="7.556cm">
              <text:p/>
            </draw:line>
            <draw:circle draw:style-name="gr6" draw:text-style-name="P1" draw:layer="layout" svg:width="0.762cm" svg:height="0.762cm" draw:transform="rotate (-3.14159265358979) translate (12.862cm 7.731cm)">
              <text:p/>
            </draw:circle>
            <draw:line draw:style-name="gr2" draw:text-style-name="P1" draw:layer="layout" svg:x1="12.481cm" svg:y1="7.731cm" svg:x2="12.227cm" svg:y2="7.096cm">
              <text:p/>
            </draw:line>
            <draw:line draw:style-name="gr2" draw:text-style-name="P1" draw:layer="layout" svg:x1="12.481cm" svg:y1="7.731cm" svg:x2="12.735cm" svg:y2="7.096cm">
              <text:p/>
            </draw:line>
            <draw:line draw:style-name="gr2" draw:text-style-name="P1" draw:layer="layout" svg:x1="12.735cm" svg:y1="7.096cm" svg:x2="12.227cm" svg:y2="7.096cm">
              <text:p/>
            </draw:line>
            <draw:line draw:style-name="gr2" draw:text-style-name="P1" draw:layer="layout" svg:x1="12.481cm" svg:y1="5.191cm" svg:x2="12.481cm" svg:y2="4.429cm">
              <text:p/>
            </draw:line>
            <draw:line draw:style-name="gr2" draw:text-style-name="P1" draw:layer="layout" svg:x1="11.973cm" svg:y1="4.429cm" svg:x2="12.481cm" svg:y2="4.429cm">
              <text:p/>
            </draw:line>
            <draw:line draw:style-name="gr2" draw:text-style-name="P1" draw:layer="layout" svg:x1="12.481cm" svg:y1="6.461cm" svg:x2="12.481cm" svg:y2="6.969cm">
              <text:p/>
            </draw:line>
            <draw:line draw:style-name="gr2" draw:text-style-name="P1" draw:layer="layout" svg:x1="11.846cm" svg:y1="5.826cm" svg:x2="11.211cm" svg:y2="5.826cm">
              <text:p/>
            </draw:line>
            <draw:line draw:style-name="gr2" draw:text-style-name="P1" draw:layer="layout" svg:x1="11.211cm" svg:y1="5.826cm" svg:x2="11.211cm" svg:y2="6.715cm">
              <text:p/>
            </draw:line>
            <draw:rect draw:style-name="gr7" draw:text-style-name="P1" draw:layer="layout" svg:width="2.794cm" svg:height="2.159cm" svg:x="7.299cm" svg:y="10.691cm">
              <text:p/>
            </draw:rect>
            <draw:line draw:style-name="gr2" draw:text-style-name="P1" draw:layer="layout" svg:x1="11.211cm" svg:y1="11.173cm" svg:x2="11.211cm" svg:y2="11.554cm">
              <text:p/>
            </draw:line>
            <draw:line draw:style-name="gr8" draw:text-style-name="P1" draw:layer="layout" svg:x1="9.509cm" svg:y1="12.557cm" svg:x2="11.211cm" svg:y2="12.557cm">
              <text:p/>
            </draw:line>
            <draw:line draw:style-name="gr2" draw:text-style-name="P1" draw:layer="layout" svg:x1="6.207cm" svg:y1="7.985cm" svg:x2="6.207cm" svg:y2="10.906cm">
              <text:p/>
            </draw:line>
            <draw:line draw:style-name="gr8" draw:text-style-name="P1" draw:layer="layout" svg:x1="6.207cm" svg:y1="10.906cm" svg:x2="7.858cm" svg:y2="10.906cm">
              <text:p/>
            </draw:line>
            <draw:line draw:style-name="gr2" draw:text-style-name="P1" draw:layer="layout" svg:x1="11.211cm" svg:y1="12.557cm" svg:x2="11.211cm" svg:y2="12.303cm">
              <text:p/>
            </draw:line>
            <draw:line draw:style-name="gr2" draw:text-style-name="P1" draw:layer="layout" svg:x1="11.211cm" svg:y1="10.398cm" svg:x2="11.211cm" svg:y2="9.128cm">
              <text:p/>
            </draw:line>
            <draw:line draw:style-name="gr2" draw:text-style-name="P1" draw:layer="layout" svg:x1="11.211cm" svg:y1="8.747cm" svg:x2="11.211cm" svg:y2="7.985cm">
              <text:p/>
            </draw:line>
            <draw:line draw:style-name="gr9" draw:text-style-name="P1" draw:layer="layout" svg:x1="7.35cm" svg:y1="11.16cm" svg:x2="10.065cm" svg:y2="11.16cm">
              <text:p/>
            </draw:line>
            <draw:custom-shape draw:style-name="gr10" draw:text-style-name="P1" draw:layer="layout" svg:width="0.381cm" svg:height="0.254cm" svg:x="9.128cm" svg:y="10.906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rect draw:style-name="gr6" draw:text-style-name="P1" draw:layer="layout" svg:width="1.143cm" svg:height="0.381cm" svg:x="10.627cm" svg:y="8.722cm">
              <text:p/>
            </draw:rect>
            <draw:line draw:style-name="gr2" draw:text-style-name="P1" draw:layer="layout" svg:x1="10.627cm" svg:y1="8.9cm" svg:x2="11.77cm" svg:y2="8.9cm">
              <text:p/>
            </draw:line>
            <draw:line draw:style-name="gr11" draw:text-style-name="P1" draw:layer="layout" svg:x1="4.937cm" svg:y1="7.731cm" svg:x2="4.937cm" svg:y2="9.382cm">
              <text:p/>
            </draw:line>
            <draw:circle draw:style-name="gr12" draw:text-style-name="P1" draw:layer="layout" svg:width="0.381cm" svg:height="0.381cm" svg:x="4.747cm" svg:y="9.395cm">
              <text:p/>
            </draw:circle>
            <draw:line draw:style-name="gr8" draw:text-style-name="P1" draw:layer="layout" svg:x1="12.493cm" svg:y1="7.731cm" svg:x2="12.493cm" svg:y2="9.382cm">
              <text:p/>
            </draw:line>
            <draw:circle draw:style-name="gr12" draw:text-style-name="P1" draw:layer="layout" svg:width="0.381cm" svg:height="0.381cm" svg:x="12.303cm" svg:y="9.395cm">
              <text:p/>
            </draw:circle>
            <draw:line draw:style-name="gr2" draw:text-style-name="P1" draw:layer="layout" svg:x1="7.35cm" svg:y1="4.378cm" svg:x2="7.731cm" svg:y2="4.378cm">
              <text:p/>
            </draw:line>
            <draw:line draw:style-name="gr2" draw:text-style-name="P1" draw:layer="layout" svg:x1="9.636cm" svg:y1="4.378cm" svg:x2="10.017cm" svg:y2="4.378cm">
              <text:p/>
            </draw:line>
            <draw:frame draw:style-name="gr13" draw:text-style-name="P2" draw:layer="layout" svg:width="2.667cm" svg:height="0.758cm" svg:x="7.363cm" svg:y="10.019cm">
              <draw:text-box>
                <text:p text:style-name="P1"><text:span text:style-name="T1">P</text:span><text:span text:style-name="T2">urge Tank</text:span></text:p>
              </draw:text-box>
            </draw:frame>
            <draw:frame draw:style-name="gr13" draw:text-style-name="P4" draw:layer="layout" svg:width="2.667cm" svg:height="1.199cm" svg:x="3.54cm" svg:y="9.834cm">
              <draw:text-box>
                <text:p text:style-name="P3"><text:span text:style-name="T2">SWHE Return</text:span></text:p>
              </draw:text-box>
            </draw:frame>
            <draw:frame draw:style-name="gr13" draw:text-style-name="P4" draw:layer="layout" svg:width="2.159cm" svg:height="1.199cm" svg:x="12.43cm" svg:y="8.945cm">
              <draw:text-box>
                <text:p text:style-name="P3"><text:span text:style-name="T2">SWHE</text:span></text:p>
                <text:p text:style-name="P3"><text:span text:style-name="T2">Supply</text:span></text:p>
              </draw:text-box>
            </draw:frame>
            <draw:rect draw:style-name="gr1" draw:text-style-name="P1" draw:layer="layout" svg:width="4.445cm" svg:height="7.493cm" svg:x="14.335cm" svg:y="6.207cm">
              <text:p/>
            </draw:rect>
            <draw:frame draw:style-name="gr14" draw:text-style-name="P5" draw:layer="layout" svg:width="3.81cm" svg:height="0.878cm" svg:x="14.693cm" svg:y="6.334cm">
              <draw:text-box>
                <text:p text:style-name="P3"><text:span text:style-name="T3">LEGEND</text:span></text:p>
              </draw:text-box>
            </draw:frame>
            <draw:frame draw:style-name="gr15" draw:text-style-name="P7" draw:layer="layout" svg:width="3.429cm" svg:height="0.683cm" svg:x="15.605cm" svg:y="7.189cm">
              <draw:text-box>
                <text:p text:style-name="P6"><text:span text:style-name="T4">Electric Heater</text:span></text:p>
              </draw:text-box>
            </draw:frame>
            <draw:frame draw:style-name="gr15" draw:text-style-name="P7" draw:layer="layout" svg:width="3.429cm" svg:height="0.683cm" svg:x="15.605cm" svg:y="7.875cm">
              <draw:text-box>
                <text:p text:style-name="P6"><text:span text:style-name="T4">Filter</text:span></text:p>
              </draw:text-box>
            </draw:frame>
            <draw:frame draw:style-name="gr15" draw:text-style-name="P7" draw:layer="layout" svg:width="3.429cm" svg:height="1.115cm" svg:x="15.605cm" svg:y="8.571cm">
              <draw:text-box>
                <text:p text:style-name="P6"><text:span text:style-name="T4">3-way Plug Valve</text:span></text:p>
              </draw:text-box>
            </draw:frame>
            <draw:frame draw:style-name="gr15" draw:text-style-name="P7" draw:layer="layout" svg:width="3.429cm" svg:height="0.683cm" svg:x="15.605cm" svg:y="10.034cm">
              <draw:text-box>
                <text:p text:style-name="P6"><text:span text:style-name="T4">Ball Valve</text:span></text:p>
              </draw:text-box>
            </draw:frame>
            <draw:frame draw:style-name="gr15" draw:text-style-name="P7" draw:layer="layout" svg:width="3.429cm" svg:height="0.683cm" svg:x="15.605cm" svg:y="11.05cm">
              <draw:text-box>
                <text:p text:style-name="P6"><text:span text:style-name="T4">Circulator</text:span></text:p>
              </draw:text-box>
            </draw:frame>
            <draw:circle draw:style-name="gr16" draw:text-style-name="P8" draw:layer="layout" svg:width="0.635cm" svg:height="0.635cm" svg:x="3.921cm" svg:y="4.2cm">
              <text:p text:style-name="P3"><text:span text:style-name="T5">F</text:span></text:p>
            </draw:circle>
            <draw:line draw:style-name="gr2" draw:text-style-name="P1" draw:layer="layout" svg:x1="4.556cm" svg:y1="4.556cm" svg:x2="4.937cm" svg:y2="4.556cm">
              <text:p/>
            </draw:line>
            <draw:circle draw:style-name="gr16" draw:text-style-name="P8" draw:layer="layout" svg:width="0.635cm" svg:height="0.635cm" svg:x="14.97cm" svg:y="11.908cm">
              <text:p text:style-name="P3"><text:span text:style-name="T5">F</text:span></text:p>
            </draw:circle>
            <draw:frame draw:style-name="gr15" draw:text-style-name="P7" draw:layer="layout" svg:width="3.429cm" svg:height="0.683cm" svg:x="15.582cm" svg:y="11.87cm">
              <draw:text-box>
                <text:p text:style-name="P6"><text:span text:style-name="T4">Flow Meter</text:span></text:p>
              </draw:text-box>
            </draw:frame>
            <draw:circle draw:style-name="gr16" draw:text-style-name="P8" draw:layer="layout" svg:width="0.635cm" svg:height="0.635cm" svg:x="14.97cm" svg:y="12.722cm">
              <text:p text:style-name="P3"><text:span text:style-name="T5">T</text:span></text:p>
            </draw:circle>
            <draw:frame draw:style-name="gr15" draw:text-style-name="P7" draw:layer="layout" svg:width="3.429cm" svg:height="0.683cm" svg:x="15.582cm" svg:y="12.684cm">
              <draw:text-box>
                <text:p text:style-name="P6"><text:span text:style-name="T4">Thermisto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15:03:09.30</meta:creation-date>
    <dc:date>2013-01-17T10:18:47</dc:date>
    <meta:editing-duration>PT29M34S</meta:editing-duration>
    <meta:editing-cycles>5</meta:editing-cycles>
    <meta:generator>LibreOffice/3.5$Linux_X86_64 LibreOffice_project/350m1$Build-2</meta:generator>
    <meta:document-statistic meta:object-count="156"/>
  </office:meta>
</office:document-meta>
</file>